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A0000019AEDC7293C939B2EB5.png" manifest:media-type="image/png"/>
  <manifest:file-entry manifest:full-path="Pictures/10000201000002050000009C990D98D983CFF4C2.png" manifest:media-type="image/png"/>
  <manifest:file-entry manifest:full-path="Pictures/10000201000002030000009CBA6ACF7EE3721F30.png" manifest:media-type="image/png"/>
  <manifest:file-entry manifest:full-path="Pictures/10000201000001E8000000DAC1EF07A27F88F842.png" manifest:media-type="image/png"/>
  <manifest:file-entry manifest:full-path="Pictures/10000201000002060000009D7E15A15DEA07188C.png" manifest:media-type="image/png"/>
  <manifest:file-entry manifest:full-path="Pictures/10000201000001F2000000E68FB0DAB051056D83.png" manifest:media-type="image/png"/>
  <manifest:file-entry manifest:full-path="Pictures/10000201000002050000009E87EF13098B63FF07.png" manifest:media-type="image/png"/>
  <manifest:file-entry manifest:full-path="Pictures/10000201000001BD000000649B0C170BF0A5545F.png" manifest:media-type="image/png"/>
  <manifest:file-entry manifest:full-path="Pictures/1000020100000238000001175C1139182B25F793.png" manifest:media-type="image/png"/>
  <manifest:file-entry manifest:full-path="Pictures/10000201000000BD00000079D01E1C724C507D6A.png" manifest:media-type="image/png"/>
  <manifest:file-entry manifest:full-path="Pictures/10000201000000ED00000053C1FF1FE64392E7D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20pt" fo:language="ca" fo:country="ES" fo:font-weight="bold" officeooo:rsid="0008927d" officeooo:paragraph-rsid="0008927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2pt" fo:language="ca" fo:country="ES" fo:font-weight="normal" officeooo:rsid="0008927d" officeooo:paragraph-rsid="0008927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 fo:break-before="page"/>
      <style:text-properties style:font-name="Calibri" fo:font-size="12pt" fo:language="ca" fo:country="ES" fo:font-weight="normal" officeooo:rsid="0008927d" officeooo:paragraph-rsid="0008927d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7146in" svg:y="-0.7134in" svg:width="4.7453in" svg:height="2.1917in" draw:z-index="0"><draw:image xlink:href="Pictures/10000201000001F2000000E68FB0DAB051056D83.png" xlink:type="simple" xlink:show="embed" xlink:actuate="onLoad"/></draw:frame><draw:frame draw:style-name="fr1" draw:name="Image3" text:anchor-type="paragraph" svg:x="4.0299in" svg:y="-0.5984in" svg:width="4.1953in" svg:height="1.2709in" draw:z-index="2"><draw:image xlink:href="Pictures/10000201000002030000009CBA6ACF7EE3721F30.png" xlink:type="simple" xlink:show="embed" xlink:actuate="onLoad"/></draw:frame><draw:frame draw:style-name="fr1" draw:name="Image2" text:anchor-type="paragraph" svg:x="-0.7146in" svg:y="1.478in" svg:width="4.7118in" svg:height="2.1047in" draw:z-index="1"><draw:image xlink:href="Pictures/10000201000001E8000000DAC1EF07A27F88F842.png" xlink:type="simple" xlink:show="embed" xlink:actuate="onLoad"/></draw:frame><draw:frame draw:style-name="fr1" draw:name="Image4" text:anchor-type="paragraph" svg:x="3.9965in" svg:y="0.7339in" svg:width="4.1791in" svg:height="1.261in" draw:z-index="3"><draw:image xlink:href="Pictures/10000201000002050000009C990D98D983CFF4C2.png" xlink:type="simple" xlink:show="embed" xlink:actuate="onLoad"/></draw:frame><draw:frame draw:style-name="fr1" draw:name="Image5" text:anchor-type="paragraph" svg:x="3.9965in" svg:y="1.9945in" svg:width="4.152in" svg:height="1.2583in" draw:z-index="4"><draw:image xlink:href="Pictures/10000201000002060000009D7E15A15DEA07188C.png" xlink:type="simple" xlink:show="embed" xlink:actuate="onLoad"/></draw:frame><draw:frame draw:style-name="fr1" draw:name="Image6" text:anchor-type="paragraph" svg:x="3.9965in" svg:y="3.252in" svg:width="4.1437in" svg:height="1.2661in" draw:z-index="6"><draw:image xlink:href="Pictures/10000201000002050000009E87EF13098B63FF07.png" xlink:type="simple" xlink:show="embed" xlink:actuate="onLoad"/></draw:frame><draw:frame draw:style-name="fr1" draw:name="Image7" text:anchor-type="paragraph" svg:x="-0.6626in" svg:y="3.6756in" svg:width="4.8917in" svg:height="2.4028in" draw:z-index="5"><draw:image xlink:href="Pictures/1000020100000238000001175C1139182B25F793.png" xlink:type="simple" xlink:show="embed" xlink:actuate="onLoad"/></draw:frame><draw:frame draw:style-name="fr1" draw:name="Image9" text:anchor-type="paragraph" svg:x="8.2437in" svg:y="-0.6264in" svg:width="1.9689in" svg:height="1.2602in" draw:z-index="8"><draw:image xlink:href="Pictures/10000201000000BD00000079D01E1C724C507D6A.png" xlink:type="simple" xlink:show="embed" xlink:actuate="onLoad"/></draw:frame><draw:frame draw:style-name="fr1" draw:name="Image10" text:anchor-type="paragraph" svg:x="8.2437in" svg:y="0.75in" svg:width="1.9681in" svg:height="0.6898in" draw:z-index="9"><draw:image xlink:href="Pictures/10000201000000ED00000053C1FF1FE64392E7DC.png" xlink:type="simple" xlink:show="embed" xlink:actuate="onLoad"/></draw:frame></text:p>
      <text:p text:style-name="P2"><draw:frame draw:style-name="fr1" draw:name="Image8" text:anchor-type="paragraph" svg:x="-0.3646in" svg:y="2.198in" svg:width="4.2236in" svg:height="0.9492in" draw:z-index="7"><draw:image xlink:href="Pictures/10000201000001BD000000649B0C170BF0A5545F.png" xlink:type="simple" xlink:show="embed" xlink:actuate="onLoad"/></draw:frame><text:tab/></text:p>
      <text:p text:style-name="P2"/>
      <text:p text:style-name="P3"><draw:frame draw:style-name="fr1" draw:name="Image11" text:anchor-type="paragraph" svg:x="-0.0035in" svg:y="-0.0201in" svg:width="6.1043in" svg:height="4.2709in" draw:z-index="10"><draw:image xlink:href="Pictures/100002010000024A0000019AEDC7293C939B2E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2:53:31.986378169</meta:creation-date>
    <dc:date>2017-09-26T13:37:16.782478271</dc:date>
    <meta:editing-duration>PT23M24S</meta:editing-duration>
    <meta:editing-cycles>2</meta:editing-cycles>
    <meta:generator>LibreOffice/5.1.6.2.0$Linux_X86_64 LibreOffice_project/10$Build-2</meta:generator>
    <meta:document-statistic meta:table-count="0" meta:image-count="11" meta:object-count="0" meta:page-count="2" meta:paragraph-count="1" meta:word-count="0" meta:character-count="1" meta:non-whitespace-character-count="0"/>
  </office:meta>
</office:document-meta>
</file>